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29fc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36ab4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5784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officeooo:rsid="0046c0b4" style:text-blinking="false" fo:background-color="transparent" loext:char-shading-value="0"/>
    </style:style>
    <style:style style:name="T9" style:family="text">
      <style:text-properties officeooo:rsid="0045784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5">2</text:span><text:span text:style-name="T3">.</text:span><text:span text:style-name="T1"> </text:span><text:span text:style-name="T5">No me quiero caer</text:span></text:p>
      <text:p text:style-name="P2"><text:bookmark text:name="docs-internal-guid-026bd7fe-2f5a-2024-b3b0-d07858b2a5c0"/><text:span text:style-name="T9">C</text:span>onstruí un programa para dibujar una víbora de bolitas de longitud 10. La víbora debe empezar en la celda actual, y continuar hacia el Este. Si hay suficiente lugar, queda toda recta; pero si en algún momento no puede moverse más hacia el Este porque se acaba el tablero, dobla y sigue hacia el Norte. El programa debe funcionar en todos los tableros donde haya más de diez lugares hacia el Este y el Norte; o dicho de otro modo, no te tenés que preocupar de quedarte sin lugar hacia el Norte. Las siguientes figuras muestran algunos tableros iniciales y los tableros finales correspondientes:</text:p>
      <text:p text:style-name="P4"><text:span text:style-name="T7"><draw:frame draw:style-name="fr1" draw:name="Image1" text:anchor-type="as-char" svg:width="2.9528in" svg:height="0.878in" draw:z-index="0"><draw:image xlink:href="https://lh6.googleusercontent.com/aMCsvCSGTNqvpuZst6krelcICxSOXImpNkfp3U7Cr9cYycb2HG_M9-iyPyb_v6G_lLB_ZySG1GhhkQjLprdGKeMglEVLXHy399mK_3A2lnAQehr93HE9_qSJbVs9EkepI-zPH2WT" xlink:type="simple" xlink:show="embed" xlink:actuate="onLoad" loext:mime-type="image/png"/><svg:title>No me quiero caer-0.png</svg:title></draw:frame></text:span><text:span text:style-name="T7"><text:s text:c="13"/></text:span><text:span text:style-name="T7"><draw:frame draw:style-name="fr1" draw:name="Image2" text:anchor-type="as-char" svg:width="2.7563in" svg:height="1.5354in" draw:z-index="1"><draw:image xlink:href="https://lh3.googleusercontent.com/ZmwJwXMdKWVYzeEj9hhYDQryChmn7CGOzH0NYshL6-Iwfptz9fUmWNF27JZsse7xKeg8R2YxAa3cPIWr1h7IBCzF0TOR-kwqTgkBMF9puG2IOrl95JQLKNOd0cWuds9JMF4LB-lr" xlink:type="simple" xlink:show="embed" xlink:actuate="onLoad" loext:mime-type="image/png"/><svg:title>No me quiero caer-1.png</svg:title></draw:frame></text:span></text:p>
      <text:p text:style-name="P4"><text:span text:style-name="T7"><draw:frame draw:style-name="fr1" draw:name="Image3" text:anchor-type="as-char" svg:width="2.7563in" svg:height="1.5634in" draw:z-index="2"><draw:image xlink:href="https://lh3.googleusercontent.com/oZVY-qFiZijoCpA7z_40EGhbtGjuVBqtCYEQwW4gmUn2D6PyXWAK6mipdzSgumM_W6kz--5WjI-jVI12-EW_PijLKM40Im5G3fsBnPZ1-Aqyu-7v7aLC-faF2xqjtKDeO4cobX2Y" xlink:type="simple" xlink:show="embed" xlink:actuate="onLoad" loext:mime-type="image/png"/><svg:title>No me quiero caer-2.png</svg:title></draw:frame></text:span><text:span text:style-name="T7"><text:s text:c="8"/></text:span><text:span text:style-name="T8"><text:s text:c="9"/></text:span><text:span text:style-name="T7"><draw:frame draw:style-name="fr1" draw:name="Image4" text:anchor-type="as-char" svg:width="2.7563in" svg:height="1.5311in" draw:z-index="3"><draw:image xlink:href="https://lh4.googleusercontent.com/tK2f24LU7DpAp3rZEb_wSxQfnbVKjgHRN6Pe9cYtcTtIlBIir_qKYWXha1eC1I5JczE9K4tKAo5dVuQfb2sh1cZPuH3K-J_3SSs5Rdf7WsKcWXOhhP1w7t-3nQWl0SxwgKly3j78" xlink:type="simple" xlink:show="embed" xlink:actuate="onLoad" loext:mime-type="image/png"/><svg:title>No me quiero caer-3.png</svg:title></draw:frame></text:span></text:p>
      <text:p text:style-name="P3"><text:span text:style-name="T6">Como ayuda, el proyecto trae ya hechos algunos procedimientos; vos solamente tenés que completar el que dibuja un segmento de la víbora y avanza a la siguiente posición. ¡Pero cuidado! La siguiente posición no está siempre para el mismo lado. ¿Cómo hacer para saber si hay lugar o no para moverse hacia el Este? Recordá que podés mirar la caja de herramien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7T20:33:25.037000000</dc:date>
    <meta:editing-duration>PT4H10M20S</meta:editing-duration>
    <meta:editing-cycles>47</meta:editing-cycles>
    <meta:generator>LibreOffice/6.1.0.3$Windows_X86_64 LibreOffice_project/efb621ed25068d70781dc026f7e9c5187a4decd1</meta:generator>
    <meta:document-statistic meta:table-count="0" meta:image-count="4" meta:object-count="0" meta:page-count="1" meta:paragraph-count="5" meta:word-count="172" meta:character-count="1013" meta:non-whitespace-character-count="814"/>
  </office:meta>
</office:document-meta>
</file>